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2cm" svg:y="2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cm" svg:height="2cm" svg:x="5cm" svg:y="5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cm" svg:height="2cm" svg:x="9cm" svg:y="5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cm" svg:height="2cm" svg:x="7cm" svg:y="2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cm" svg:y1="4cm" svg:x2="6cm" svg:y2="5.2cm" draw:start-shape="id1" draw:start-glue-point="8" draw:end-shape="id2" draw:end-glue-point="4" svg:d="m8000 4000c0 901-2000 302-2000 1200">
          <text:p/>
        </draw:connector>
        <draw:connector draw:style-name="gr3" draw:text-style-name="P1" draw:layer="layout" draw:type="curve" svg:x1="8cm" svg:y1="4cm" svg:x2="10cm" svg:y2="5.2cm" draw:start-shape="id1" draw:start-glue-point="8" draw:end-shape="id3" draw:end-glue-point="4" svg:d="m8000 4000c0 901 2000 302 2000 1200">
          <text:p/>
        </draw:connector>
        <draw:custom-shape draw:style-name="gr1" draw:text-style-name="P1" xml:id="id5" draw:id="id5" draw:layer="layout" svg:width="2cm" svg:height="2cm" svg:x="13cm" svg:y="5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cm" svg:height="2cm" svg:x="17cm" svg:y="5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cm" svg:height="2cm" svg:x="15cm" svg:y="2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cm" svg:y1="4cm" svg:x2="14cm" svg:y2="5.2cm" draw:start-shape="id4" draw:start-glue-point="8" draw:end-shape="id5" draw:end-glue-point="4" svg:d="m16000 4000c0 901-2000 302-2000 1200">
          <text:p/>
        </draw:connector>
        <draw:connector draw:style-name="gr3" draw:text-style-name="P1" draw:layer="layout" draw:type="curve" svg:x1="16cm" svg:y1="4cm" svg:x2="18cm" svg:y2="5.2cm" draw:start-shape="id4" draw:start-glue-point="8" draw:end-shape="id6" draw:end-glue-point="4" svg:d="m16000 4000c0 901 2000 302 2000 1200">
          <text:p/>
        </draw:connector>
        <draw:custom-shape draw:style-name="gr1" draw:text-style-name="P1" xml:id="id8" draw:id="id8" draw:layer="layout" svg:width="2cm" svg:height="2cm" svg:x="1.1cm" svg:y="9.1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cm" svg:height="2cm" svg:x="1.1cm" svg:y="6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1cm" svg:y1="8.1cm" svg:x2="2.1cm" svg:y2="9.1cm" draw:start-shape="id7" draw:start-glue-point="8" draw:end-shape="id8" draw:end-glue-point="4" svg:d="m2100 8100v1000">
          <text:p/>
        </draw:connector>
        <draw:custom-shape draw:style-name="gr1" draw:text-style-name="P1" xml:id="id10" draw:id="id10" draw:layer="layout" svg:width="2cm" svg:height="2cm" svg:x="5cm" svg:y="12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cm" svg:height="2cm" svg:x="9cm" svg:y="12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cm" svg:height="2cm" svg:x="7cm" svg:y="9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cm" svg:y1="11cm" svg:x2="6cm" svg:y2="12.2cm" draw:start-shape="id9" draw:start-glue-point="8" draw:end-shape="id10" draw:end-glue-point="4" svg:d="m8000 11000c0 900-2000 300-2000 1200">
          <text:p/>
        </draw:connector>
        <draw:connector draw:style-name="gr3" draw:text-style-name="P1" draw:layer="layout" draw:type="curve" svg:x1="8cm" svg:y1="11cm" svg:x2="10cm" svg:y2="12.2cm" draw:start-shape="id9" draw:start-glue-point="8" draw:end-shape="id11" draw:end-glue-point="4" svg:d="m8000 11000c0 900 2000 300 2000 1200">
          <text:p/>
        </draw:connector>
      </draw:page>
      <draw:page draw:name="page2" draw:style-name="dp1" draw:master-page-name="Standard">
        <draw:custom-shape draw:style-name="gr2" draw:text-style-name="P1" xml:id="id12" draw:id="id12" draw:layer="layout" svg:width="2cm" svg:height="2cm" svg:x="8.3cm" svg:y="6.2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3cm" svg:y1="8.2cm" svg:x2="6.5cm" svg:y2="9.4cm" draw:start-shape="id12" draw:start-glue-point="8" draw:end-shape="id13" draw:end-glue-point="4" svg:d="m9300 8200c0 900-2800 300-2800 1200">
          <text:p/>
        </draw:connector>
        <draw:connector draw:style-name="gr3" draw:text-style-name="P1" draw:layer="layout" draw:type="curve" svg:x1="9.3cm" svg:y1="8.2cm" svg:x2="12.1cm" svg:y2="9.4cm" draw:start-shape="id12" draw:start-glue-point="8" draw:end-shape="id14" draw:end-glue-point="4" svg:d="m9300 8200c0 900 2800 300 2800 1200">
          <text:p/>
        </draw:connector>
        <draw:custom-shape draw:style-name="gr2" draw:text-style-name="P1" xml:id="id15" draw:id="id15" draw:layer="layout" svg:width="2cm" svg:height="2cm" svg:x="8.3cm" svg:y="3.5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3cm" svg:y1="5.5cm" svg:x2="9.3cm" svg:y2="6.2cm" draw:start-shape="id15" draw:start-glue-point="8" draw:end-shape="id12" draw:end-glue-point="4" svg:d="m9300 5500v700">
          <text:p/>
        </draw:connector>
        <draw:g>
          <draw:custom-shape draw:style-name="gr2" draw:text-style-name="P1" xml:id="id13" draw:id="id13" draw:layer="layout" svg:width="2cm" svg:height="2cm" svg:x="5.5cm" svg:y="9.4cm">
            <text:p text:style-name="P1">∨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curve" svg:x1="6.5cm" svg:y1="11.4cm" svg:x2="5.2cm" svg:y2="13cm" draw:start-shape="id13" draw:start-glue-point="8" draw:end-shape="id16" draw:end-glue-point="4" svg:d="m6500 11400c0 1200-1300 400-1300 1600">
            <text:p/>
          </draw:connector>
          <draw:connector draw:style-name="gr3" draw:text-style-name="P1" draw:layer="layout" draw:type="curve" svg:x1="6.5cm" svg:y1="11.4cm" svg:x2="7.8cm" svg:y2="13cm" draw:start-shape="id13" draw:start-glue-point="8" draw:end-shape="id17" draw:end-glue-point="4" svg:d="m6500 11400c0 1200 1300 400 1300 1600">
            <text:p/>
          </draw:connector>
          <draw:custom-shape draw:style-name="gr2" draw:text-style-name="P1" xml:id="id14" draw:id="id14" draw:layer="layout" svg:width="2cm" svg:height="2cm" svg:x="11.1cm" svg:y="9.4cm">
            <text:p text:style-name="P1">→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curve" svg:x1="12.1cm" svg:y1="11.4cm" svg:x2="10.8cm" svg:y2="13cm" draw:start-shape="id14" draw:start-glue-point="8" draw:end-shape="id18" draw:end-glue-point="4" svg:d="m12100 11400c0 1200-1300 400-1300 1600">
            <text:p/>
          </draw:connector>
          <draw:connector draw:style-name="gr3" draw:text-style-name="P1" draw:layer="layout" draw:type="curve" svg:x1="12.1cm" svg:y1="11.4cm" svg:x2="13.4cm" svg:y2="13cm" draw:start-shape="id14" draw:start-glue-point="8" draw:end-shape="id19" draw:end-glue-point="4" svg:d="m12100 11400c0 1200 1300 400 1300 1600">
            <text:p/>
          </draw:connector>
          <draw:g>
            <draw:custom-shape draw:style-name="gr1" draw:text-style-name="P1" xml:id="id16" draw:id="id16" draw:layer="layout" svg:width="2cm" svg:height="2cm" svg:x="4.2cm" svg:y="13cm">
              <text:p text:style-name="P1">a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xml:id="id17" draw:id="id17" draw:layer="layout" svg:width="2cm" svg:height="2cm" svg:x="6.8cm" svg:y="13cm">
              <text:p text:style-name="P1">b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xml:id="id18" draw:id="id18" draw:layer="layout" svg:width="2cm" svg:height="2cm" svg:x="9.8cm" svg:y="13cm">
              <text:p text:style-name="P1">c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xml:id="id19" draw:id="id19" draw:layer="layout" svg:width="2cm" svg:height="2cm" svg:x="12.4cm" svg:y="13cm">
              <text:p text:style-name="P1">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3" draw:style-name="dp1" draw:master-page-name="Standard">
        <draw:custom-shape draw:style-name="gr1" draw:text-style-name="P2" xml:id="id21" draw:id="id21" draw:layer="layout" svg:width="8cm" svg:height="8cm" svg:x="1cm" svg:y="11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8cm" svg:height="8cm" svg:x="11cm" svg:y="11cm">
          <text:p text:style-name="P1"><text:span text:style-name="T1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8cm" svg:height="8cm" svg:x="6cm" svg:y="1cm">
          <text:p text:style-name="P1"><text:span text:style-name="T1">→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cm" svg:y1="9cm" svg:x2="5cm" svg:y2="11cm" draw:start-shape="id20" draw:start-glue-point="8" draw:end-shape="id21" draw:end-glue-point="4" svg:d="m10000 9000c0 1500-5000 500-5000 2000">
          <text:p/>
        </draw:connector>
        <draw:connector draw:style-name="gr3" draw:text-style-name="P1" draw:layer="layout" draw:type="curve" svg:x1="10cm" svg:y1="9cm" svg:x2="15cm" svg:y2="11cm" draw:start-shape="id20" draw:start-glue-point="8" draw:end-shape="id22" draw:end-glue-point="4" svg:d="m10000 9000c0 1500 5000 500 5000 2000">
          <text:p/>
        </draw:connector>
      </draw:page>
      <draw:page draw:name="page4" draw:style-name="dp1" draw:master-page-name="Standard">
        <draw:custom-shape draw:style-name="gr1" draw:text-style-name="P2" xml:id="id24" draw:id="id24" draw:layer="layout" svg:width="8cm" svg:height="8cm" svg:x="1cm" svg:y="11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8cm" svg:height="8cm" svg:x="11cm" svg:y="11cm">
          <text:p text:style-name="P1"><text:span text:style-name="T1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8cm" svg:height="8cm" svg:x="6cm" svg:y="1cm">
          <text:p text:style-name="P1"><text:span text:style-name="T1">∨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cm" svg:y1="9cm" svg:x2="5cm" svg:y2="11cm" draw:start-shape="id23" draw:start-glue-point="8" draw:end-shape="id24" draw:end-glue-point="4" svg:d="m10000 9000c0 1500-5000 500-5000 2000">
          <text:p/>
        </draw:connector>
        <draw:connector draw:style-name="gr3" draw:text-style-name="P1" draw:layer="layout" draw:type="curve" svg:x1="10cm" svg:y1="9cm" svg:x2="15cm" svg:y2="11cm" draw:start-shape="id23" draw:start-glue-point="8" draw:end-shape="id25" draw:end-glue-point="4" svg:d="m10000 9000c0 1500 5000 500 5000 2000">
          <text:p/>
        </draw:connector>
      </draw:page>
      <draw:page draw:name="page5" draw:style-name="dp1" draw:master-page-name="Standard">
        <draw:custom-shape draw:style-name="gr1" draw:text-style-name="P2" xml:id="id27" draw:id="id27" draw:layer="layout" svg:width="8cm" svg:height="8cm" svg:x="1cm" svg:y="11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8cm" svg:height="8cm" svg:x="11cm" svg:y="11cm">
          <text:p text:style-name="P1"><text:span text:style-name="T1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8cm" svg:height="8cm" svg:x="6cm" svg:y="1cm">
          <text:p text:style-name="P1"><text:span text:style-name="T1">∧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cm" svg:y1="9cm" svg:x2="5cm" svg:y2="11cm" draw:start-shape="id26" draw:start-glue-point="8" draw:end-shape="id27" draw:end-glue-point="4" svg:d="m10000 9000c0 1500-5000 500-5000 2000">
          <text:p/>
        </draw:connector>
        <draw:connector draw:style-name="gr3" draw:text-style-name="P1" draw:layer="layout" draw:type="curve" svg:x1="10cm" svg:y1="9cm" svg:x2="15cm" svg:y2="11cm" draw:start-shape="id26" draw:start-glue-point="8" draw:end-shape="id28" draw:end-glue-point="4" svg:d="m10000 9000c0 1500 5000 500 5000 2000">
          <text:p/>
        </draw:connector>
      </draw:page>
      <draw:page draw:name="page6" draw:style-name="dp1" draw:master-page-name="Standard">
        <draw:custom-shape draw:style-name="gr1" draw:text-style-name="P2" xml:id="id30" draw:id="id30" draw:layer="layout" svg:width="8cm" svg:height="8cm" svg:x="6cm" svg:y="11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9" draw:id="id29" draw:layer="layout" svg:width="8cm" svg:height="8cm" svg:x="6cm" svg:y="1cm">
          <text:p text:style-name="P1"><text:span text:style-name="T1">¬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cm" svg:y1="9cm" svg:x2="10cm" svg:y2="11cm" draw:start-shape="id29" draw:start-glue-point="8" draw:end-shape="id30" draw:end-glue-point="4" svg:d="m10000 9000v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7T16:39:06</meta:creation-date>
    <dc:date>2012-10-27T17:44:54</dc:date>
    <meta:editing-duration>PT28M55S</meta:editing-duration>
    <meta:editing-cycles>7</meta:editing-cycles>
    <meta:generator>LibreOffice/3.6$MacOSX_x86 LibreOffice_project/da8c1e6-fd468f4-454e206-f42a4a9-143cfd</meta:generator>
    <meta:document-statistic meta:object-count="55"/>
  </office:meta>
</office:document-meta>
</file>